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mbria" svg:font-family="Cambria" style:font-family-generic="roman" style:font-pitch="variable" svg:panose-1="2 4 5 3 5 4 6 3 2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Cambria" fo:font-weight="bold" style:font-weight-asian="bold" style:font-weight-complex="bold" fo:font-size="24pt" style:font-size-asian="24pt" style:font-size-complex="24pt" fo:language="en" fo:country="US"/>
    </style:style>
    <style:style style:name="P2" style:parent-style-name="Normal" style:family="paragraph">
      <style:text-properties style:font-name="Cambria" fo:font-weight="bold" style:font-weight-asian="bold" style:font-weight-complex="bold" fo:font-size="24pt" style:font-size-asian="24pt" style:font-size-complex="24pt" fo:language="en" fo:country="US"/>
    </style:style>
    <style:style style:name="T3" style:parent-style-name="DefaultParagraphFont" style:family="text">
      <style:text-properties style:font-name="Cambria" fo:font-weight="bold" style:font-weight-asian="bold" style:font-weight-complex="bold" fo:font-size="24pt" style:font-size-asian="24pt" style:font-size-complex="24pt"/>
    </style:style>
    <style:style style:name="T4" style:parent-style-name="DefaultParagraphFont" style:family="text">
      <style:text-properties style:font-name="Cambria" fo:font-weight="bold" style:font-weight-asian="bold" style:font-weight-complex="bold" fo:font-size="24pt" style:font-size-asian="24pt" style:font-size-complex="24pt" fo:language="en" fo:country="US"/>
    </style:style>
    <style:style style:name="P5" style:parent-style-name="Normal" style:family="paragraph">
      <style:text-properties style:font-name="Cambria" fo:font-weight="bold" style:font-weight-asian="bold" style:font-weight-complex="bold" fo:font-size="24pt" style:font-size-asian="24pt" style:font-size-complex="24pt" fo:language="en" fo:country="US"/>
    </style:style>
    <style:style style:name="T6" style:parent-style-name="DefaultParagraphFont" style:family="text">
      <style:text-properties style:font-name="Segoe UI" style:font-name-complex="Segoe UI" fo:color="#000000" fo:font-size="25pt" style:font-size-asian="25pt" style:font-size-complex="25pt" fo:background-color="#FFFFFF" style:text-underline-type="single" style:text-underline-style="solid" style:text-underline-width="auto" style:text-underline-mode="continuous" fo:language="en" fo:country="US"/>
    </style:style>
    <style:style style:name="T7" style:parent-style-name="DefaultParagraphFont" style:family="text">
      <style:text-properties style:font-name="Cambria" fo:font-weight="bold" style:font-weight-asian="bold" style:font-weight-complex="bold" fo:font-size="24pt" style:font-size-asian="24pt" style:font-size-complex="24pt" fo:language="en" fo:country="US"/>
    </style:style>
    <style:style style:name="P8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9" style:parent-style-name="Normal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Uge 10 Advanced Power BI<text:s/></text:p>
      <text:p text:style-name="P2">Shakeel +Line</text:p>
      <text:p text:style-name="Normal"><text:span text:style-name="T3">Her er der Link til min github profile. Hvor jeg har oprette respository, hedhæftet min Pbix fil. <text:s/></text:span><text:span text:style-name="T4">A Dashboard med transformed data <text:s/>Report /dashboard</text:span></text:p>
      <text:p text:style-name="P5"/>
      <text:p text:style-name="Normal"><text:span text:style-name="T6">“Flight Delay Data” <text:s text:c="2"/></text:span><text:span text:style-name="T7">and Report</text:span></text:p>
      <text:p text:style-name="P8">https://app.powerbi.com/groups/me/reports/3a319b93-a2b4-44ee-8af1-56c7f5ca11ec/ReportSection?experience=power-bi</text:p>
      <text:p text:style-name="Normal">jeg har lavede den report ved hjælpe af Power BI</text:p>
      <text:p text:style-name="P9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mbria" svg:font-family="Cambria" style:font-family-generic="roman" style:font-pitch="variable" svg:panose-1="2 4 5 3 5 4 6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 fo:line-height="107%"/>
      <style:text-properties style:font-name="Aptos Display" style:font-name-asian="Times New Roman" style:font-name-complex="Times New Roman" fo:color="#0F4761" style:letter-kerning="true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 fo:line-height="107%"/>
      <style:text-properties style:font-name="Aptos Display" style:font-name-asian="Times New Roman" style:font-name-complex="Times New Roman" fo:color="#0F4761" style:letter-kerning="true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 fo:line-height="107%"/>
      <style:text-properties style:font-name="Aptos" style:font-name-asian="Times New Roman" style:font-name-complex="Times New Roman" fo:color="#0F4761" style:letter-kerning="true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 fo:line-height="107%"/>
      <style:text-properties style:font-name="Aptos" style:font-name-asian="Times New Roman" style:font-name-complex="Times New Roman" fo:font-style="italic" style:font-style-asian="italic" style:font-style-complex="italic" fo:color="#0F4761" style:letter-kerning="true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 fo:line-height="107%"/>
      <style:text-properties style:font-name="Aptos" style:font-name-asian="Times New Roman" style:font-name-complex="Times New Roman" fo:color="#0F4761" style:letter-kerning="true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 fo:line-height="107%"/>
      <style:text-properties style:font-name="Aptos" style:font-name-asian="Times New Roman" style:font-name-complex="Times New Roman" fo:font-style="italic" style:font-style-asian="italic" style:font-style-complex="italic" fo:color="#595959" style:letter-kerning="true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 fo:line-height="107%"/>
      <style:text-properties style:font-name="Aptos" style:font-name-asian="Times New Roman" style:font-name-complex="Times New Roman" fo:color="#595959" style:letter-kerning="true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 fo:line-height="107%"/>
      <style:text-properties style:font-name="Aptos" style:font-name-asian="Times New Roman" style:font-name-complex="Times New Roman" fo:font-style="italic" style:font-style-asian="italic" style:font-style-complex="italic" fo:color="#272727" style:letter-kerning="true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 fo:line-height="107%"/>
      <style:text-properties style:font-name="Aptos" style:font-name-asian="Times New Roman" style:font-name-complex="Times New Roman" fo:color="#272727" style:letter-kerning="true" fo:hyphenate="false"/>
    </style:style>
    <style:style style:name="Normal" style:display-name="Normal" style:family="paragraph">
      <style:paragraph-properties fo:line-height="105%"/>
      <style:text-properties style:font-name="Aptos" style:font-name-asian="Aptos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line-height="107%"/>
      <style:text-properties style:font-name="Aptos" style:font-name-asian="Times New Roman" style:font-name-complex="Times New Roman" fo:color="#595959" fo:letter-spacing="0.0104in" style:letter-kerning="true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line-height="107%"/>
      <style:text-properties style:font-name="Aptos" style:font-name-asian="Aptos" style:font-name-complex="Times New Roman" fo:font-style="italic" style:font-style-asian="italic" style:font-style-complex="italic" fo:color="#404040" style:letter-kerning="true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line-height="107%" fo:margin-left="0.5in">
        <style:tab-stops/>
      </style:paragraph-properties>
      <style:text-properties style:font-name="Aptos" style:font-name-asian="Aptos" style:font-name-complex="Times New Roman" style:letter-kerning="true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line-height="107%" fo:margin-left="0.6in" fo:margin-right="0.6in">
        <style:tab-stops/>
      </style:paragraph-properties>
      <style:text-properties style:font-name="Aptos" style:font-name-asian="Aptos" style:font-name-complex="Times New Roman" fo:font-style="italic" style:font-style-asian="italic" style:font-style-complex="italic" fo:color="#0F4761" style:letter-kerning="true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hakeel Ahmed</meta:initial-creator>
    <dc:creator>Shakeel Ahmed</dc:creator>
    <meta:creation-date>2024-04-12T08:25:00Z</meta:creation-date>
    <dc:date>2024-04-12T08:25:00Z</dc:date>
    <meta:template xlink:href="Normal" xlink:type="simple"/>
    <meta:editing-cycles>2</meta:editing-cycles>
    <meta:editing-duration>PT60S</meta:editing-duration>
    <meta:document-statistic meta:page-count="1" meta:paragraph-count="1" meta:word-count="54" meta:character-count="388" meta:row-count="2" meta:non-whitespace-character-count="335"/>
  </office:meta>
</office:document-meta>
</file>